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weight="bold" style:font-weight-asian="bold" style:font-weight-complex="bold"/>
    </style:style>
    <style:style style:name="P3" style:family="paragraph" style:parent-style-name="Standard">
      <style:text-properties style:font-name="Consolas"/>
    </style:style>
    <style:style style:name="P4" style:family="paragraph" style:parent-style-name="Standard">
      <style:text-properties style:font-name="Consolas" fo:language="en" fo:country="US"/>
    </style:style>
    <style:style style:name="P5" style:family="paragraph" style:parent-style-name="Standard">
      <style:text-properties style:font-name="Consolas" fo:language="sk" fo:country="SK"/>
    </style:style>
    <style:style style:name="P6" style:family="paragraph" style:parent-style-name="Standard">
      <style:text-properties fo:language="sk" fo:country="SK"/>
    </style:style>
    <style:style style:name="P7" style:family="paragraph" style:parent-style-name="Standard">
      <style:text-properties fo:language="sk" fo:country="SK" fo:font-weight="bold" style:font-weight-asian="bold" style:font-weight-complex="bold"/>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Standard">
      <style:paragraph-properties fo:text-align="center" style:justify-single-word="false"/>
      <style:text-properties fo:font-size="16pt" fo:language="en" fo:country="US" style:font-size-asian="16pt" style:font-size-complex="16pt"/>
    </style:style>
    <style:style style:name="P11" style:family="paragraph" style:parent-style-name="Standard">
      <style:paragraph-properties fo:text-align="center" style:justify-single-word="false"/>
      <style:text-properties fo:font-size="16pt" fo:language="sk" fo:country="SK" style:font-size-asian="16pt" style:font-size-complex="16pt"/>
    </style:style>
    <style:style style:name="P12" style:family="paragraph" style:parent-style-name="Standard">
      <style:paragraph-properties fo:text-align="start" style:justify-single-word="false"/>
      <style:text-properties fo:font-size="16pt" fo:language="sk" fo:country="SK" style:font-size-asian="16pt" style:font-size-complex="16pt"/>
    </style:style>
    <style:style style:name="P13" style:family="paragraph" style:parent-style-name="Standard">
      <style:paragraph-properties fo:text-align="start" style:justify-single-word="false"/>
      <style:text-properties fo:font-size="12pt" fo:language="sk" fo:country="SK" style:font-size-asian="12pt" style:font-size-complex="12pt"/>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sk" fo:country="SK"/>
    </style:style>
    <style:style style:name="T4" style:family="text">
      <style:text-properties style:font-name="Consolas"/>
    </style:style>
    <style:style style:name="T5" style:family="text">
      <style:text-properties style:font-name="Consolas" fo:language="sk" fo:country="SK"/>
    </style:style>
    <style:style style:name="T6" style:family="text">
      <style:text-properties style:font-name="Consolas" fo:language="en" fo:country="US"/>
    </style:style>
    <style:style style:name="T7" style:family="text">
      <style:text-properties style:font-name="Times New Roman"/>
    </style:style>
    <style:style style:name="T8" style:family="text">
      <style:text-properties style:font-name="Times New Roman" fo:language="en" fo:country="US"/>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bstrakt</text:p>
      <text:p text:style-name="Standard"/>
      <text:p text:style-name="Standard">Cieľom bakalárskej práce je nájsť, získať a následne spracovať dáta reprezentujúce reálne dopravné siete. Pri analýze týchto sieti sa častokrát objavujú ich vlasnosti ako maximálny stupeň uzla, priemer siete alebo distribúcia stupňa vrcholov. Tie je možné získať práve transformáciou dopravnej siete do podoby grafu, teda množiny vrcholov a hrán. <text:s/>Ďalším cieľom práce je teda vytvorenie takého opisu grafu v textovom súbore, ktorý bude uľahčovať ďalšiu prácu alebo jeho podrobnejšiu analýzu. Praktická časť práce umožnuje modifikáciu výstupného formátu pre špecifickejšie použitie.</text:p>
      <text:p text:style-name="Standard"/>
      <text:p text:style-name="Standard"/>
      <text:p text:style-name="P9">Úvod</text:p>
      <text:p text:style-name="Standard"/>
      <text:p text:style-name="Standard">V priebehu celej histórie ľudskej spoločnosti je vidieť snaha o spracovanie reálneho sveta do jednoduchšej podoby. Aby sa v ňom dalo lepšie orientovať, začali ľudia svoje okolie zakreslovať na kameň, či papier. <text:span text:style-name="T3">Vznikali</text:span><text:span text:style-name="T1"> </text:span><text:span text:style-name="T3">prvé mapy</text:span><text:span text:style-name="T1">, </text:span><text:span text:style-name="T3">teda jednoduchšia reprezentácia zložitej stavby sveta. Tie umožnovali lepšie plánovanie obchodnej či vojenskej stratégie. Stavba ciest vytvorila mapám ďalšie výhody a funkcie. Časom vznikli cestné siete, v ktorých sa už dalo analyzovať ich vlastnosti, ktoré pomáhali riešiť zložité otázky. Napríklad otázka, kde postaviť vojenský tábor, z ktorého by sa dalo dostať do všetkých kritických oblastí čo najrýchlejšie. Alebo, ako naplánovať a synchronizovať trasy obchodných karaván tak, aby prešli všetky veľké mesta práve raz, a bez použitia nebezpečných ciest. Podobné problémy musíme riešit aj dnes.</text:span></text:p>
      <text:p text:style-name="Standard"><text:span text:style-name="T3"><text:tab/>Dnešné dopravné siete sú veľmi komplikované a široké, preto je nutné ich analýzu automatizovať. <text:s/>Jedným zo spôsobou je grafová reprezentácia siete, ktorá zachytáva vrcholy </text:span><text:span text:style-name="T1">(uzly) a hrany (cesty) </text:span><text:span text:style-name="T3">väčšinou aj s ohodnotením, napríklad dĺžkami ciest. <text:s/></text:span><text:span text:style-name="T1">Pomocou v</text:span><text:span text:style-name="T3">ýpočtových zariadení a algoritmou na prácu s graf</text:span><text:span text:style-name="T1">mi</text:span><text:span text:style-name="T3"> vieme zistiť veľa zaujímavých vlastností. Z nich je možné <text:s/>zefektívniť dopravu, rozhodnúť sa pre ideálnu lokáciu pre firemný sklad a podobne. </text:span></text:p>
      <text:p text:style-name="Standard"><text:span text:style-name="T3"><text:tab/>Aby mohol počítač s grafom pracovať, musí ho najskôr vedieť prečítať, napríklad z textového súboru. Formátou na uchovávanie grafu je však viacero, a rovnako tak je aj grafových typov. <text:s/>Je preto potrebné rozhodnúť sa akú reprezentáciu si vybrať. Ešte predtým je nutné tieto dáta získať. Viaceré dopravné spoločnosti dátami o dopravných sietach disponujú, no nezverejnujú ich v čistej podobe. Väčšinou sú zverejnené cez webové stránky, na ktorých je možné vyhľadávať konkrétne stanice či zastávky </text:span><text:span text:style-name="T1">(vrcholy) alebo aj spoje, teda cesty medzi nimi. To je n</text:span><text:span text:style-name="T3">ašťastie všetko, čo nám k vytvoreniu grafu treba. </text:span></text:p>
      <text:p text:style-name="Standard"><text:span text:style-name="T3"><text:tab/>Kedže sú dnešné siete veľmi široké a husté, nie je možné prechádzať ručne stránkami a zapisovať si zobrazené informácie. Prechádzanie stránok musí byť automatické a naplánované tak, aby sa žiadne dáta nevynechali. Komunikácia je tvorená odosielaním HTTP requestov a príjmanie HTML súborou, v ktorých je ešte treba požadované dáta </text:span><text:span text:style-name="T1">lokalizova</text:span><text:span text:style-name="T3">ť.</text:span></text:p>
      <text:p text:style-name="P6"/>
      <text:p text:style-name="P10">Anal<text:span text:style-name="T3">ýza</text:span></text:p>
      <text:p text:style-name="P6"/>
      <text:p text:style-name="P6">Ako prvé, treba získať dáta. K tomu treba nájsť vhodný zdroj. Kedže na začiatku o dopravnej sieti nevieme vôbec nič, nepomôže nám vyhľadávanie spojov podľa stanice. <text:s/>Vhodný zdroj teda musí umožnovať vyhľadávanie podľa číselného identifikátora alebo ideálne všetkých spojov bez obmedzení. Zdroj tiež nesmie využívať ochranu proti automatizovanému prístupu ako napríklad zadávanie kódu z obrázka. Jednou z možností je tiež získanie dát z mapy, avšak tej sa <text:span text:style-name="T1">pre jej </text:span>zložitosť ďalej venovať nebudem.</text:p>
      <text:p text:style-name="P6"><text:tab/>Medzi vhodné zdroje teda patria najmä webové stránky železničných, autobusových či leteckých spoločností, ktoré slúžia zákazníkovi práve na vyhľadávanie a čítanie informácií o spojoch. Najvhodnejšími sa zdajú byť konkrétne stránky českého dopravcu <text:span text:style-name="T9">České Dráhy</text:span><text:span text:style-name="T10">, ktoré umožnujú vyhľadávanie všetkých spojov bez obmedzení prostredníctvom jednoduchého formulára.</text:span></text:p>
      <text:p text:style-name="P6"><text:soft-page-break/><text:span text:style-name="T10">Ďalším vhodným zdrojom je stránka </text:span><text:span text:style-name="T9">cp.sk</text:span><text:span text:style-name="T10">, </text:span><text:span text:style-name="T2">ktor</text:span><text:span text:style-name="T10">á</text:span><text:span text:style-name="T2"> funguje na </text:span><text:span text:style-name="T10">podobnom, ak nie rovnakom princípe</text:span><text:span text:style-name="T2">. </text:span><text:span text:style-name="T10">Obe zdroje disponujú dátami o rozsiahlej dopravnej sieti, vrátane železničných, autobusových a dokonca aj lodných spojoch.</text:span></text:p>
      <text:p text:style-name="P1"><text:span text:style-name="T3"><text:tab/>Komunikácia s webovým zdrojom prebieha cez protokol HTTP. Ten umožnuje dva typy requestou </text:span>( <text:span text:style-name="T3">žiadostí </text:span>) - GET a POST. <text:s/>Zatia<text:span text:style-name="T3">ľ čo pri GET žiadosti stačí len odoslať URL reťazec s argumentami, pri POST žiadosti je to o čosi zložitejšie. </text:span>Argumenty tohoto requestu <text:span text:style-name="T3">sú odosielané vrámci tela žiadosti. Je preto bezpečnejší a ťahšie sledovateľný. A práve POST request je väčšinou potrebný na úspešné potvrdenie webového formuláru. </text:span></text:p>
      <text:p text:style-name="P6"><text:tab/>Výstupom tejto komunikácie by mali byť HTML súbory obsahujúce potrebné dáta. Tie však treba v súbore ešte nájsť,identifikovať a osamostantiť. Dáta sa väčšinou <text:span text:style-name="T1">vyskytujú</text:span> ako prvky webovej tabuľky. Hľadať ich teda bude treba medzi značkami <text:span text:style-name="T6">&lt;td&gt; </text:span><text:span text:style-name="T4">a </text:span><text:span text:style-name="T6">&lt;/td&gt;</text:span><text:span text:style-name="T8">, </text:span><text:span text:style-name="T7">taktiež pravdepodobne</text:span><text:span text:style-name="T4"> </text:span><text:span text:style-name="T1">v </text:span>úvodzovkách. </text:p>
      <text:p text:style-name="P6"><text:tab/>Zo vstupných dát je treba vytvoriť graf, ktorý sa po dokončení zapíše do textového súboru. Možností reprezentácie grafu je viacej. Môže mať orientované alebo neorientované hrany. Medzi dvoma vrcholmi môžu byť viaceré rôzne ohodnotené hrany. Výsledný formát teda určuje, ako takéto hrany uchovávať, alebo či ich uchovávať. </text:p>
      <text:p text:style-name="P6"/>
      <text:p text:style-name="P8"><text:span text:style-name="T3">Trivial Graph Format </text:span><text:span text:style-name="T1">(TGF)</text:span></text:p>
      <text:p text:style-name="P6"/>
      <text:p text:style-name="Standard"><text:span text:style-name="T3"><text:tab/>Graf môže byť orientovaný alebo neorientovaný. Je tvorený zoznamom vrcholov, </text:span><text:span text:style-name="T1">teda dvojic</text:span><text:span text:style-name="T3">ami</text:span><text:span text:style-name="T1"> </text:span><text:span text:style-name="T3">identifikačného</text:span><text:span text:style-name="T1"> </text:span><text:span text:style-name="T3">čí</text:span><text:span text:style-name="T1">sla a </text:span><text:span text:style-name="T3">názvu</text:span><text:span text:style-name="T1"> vrchola. </text:span><text:span text:style-name="T3">Po vrcholoch následuje oddelovací znak </text:span><text:span text:style-name="T1">'#', </text:span><text:span text:style-name="T3">a za ním zoznam hrán, teda dvojicou čisel vrcholov, ktoré hrana spája, a názvu tejto hrany.</text:span></text:p>
      <text:p text:style-name="P6">Príklad:</text:p>
      <text:p text:style-name="P3"><text:span text:style-name="T3">1 </text:span><text:span text:style-name="T1">Bratislava</text:span></text:p>
      <text:p text:style-name="P3"><text:span text:style-name="T3">2 </text:span><text:span text:style-name="T1">Ko</text:span><text:span text:style-name="T3">šice</text:span></text:p>
      <text:p text:style-name="P5">3 Žilina</text:p>
      <text:p text:style-name="P4">#</text:p>
      <text:p text:style-name="P4">1 3 cest<text:span text:style-name="T3">a_BA_</text:span>ZA</text:p>
      <text:p text:style-name="P4">2 1 cesta_KE_BA</text:p>
      <text:p text:style-name="P6"/>
      <text:p text:style-name="P8"><text:span text:style-name="T3">Geographic Data File </text:span><text:span text:style-name="T1">(GDF)</text:span></text:p>
      <text:p text:style-name="P2"/>
      <text:p text:style-name="Standard"><text:span text:style-name="T1"><text:tab/></text:span><text:span text:style-name="T3">Obsahuje zoznam vrcholov a ich vlastnosti, <text:s/>ktoré sú definované na začiatku hlavičkou podobne ako pri vytváraní tabuliek v databáze. Po vrcholoch je definovaná hlavička pre hrany, po ktorej následuje už zoznam hrán s ich vlastnostami.</text:span></text:p>
      <text:p text:style-name="P6">Príklad:</text:p>
      <text:p text:style-name="Standard"><text:span text:style-name="Source_20_Text"><text:span text:style-name="T5">nodedef&gt;name VARCHAR,</text:span></text:span><text:span text:style-name="Source_20_Text"><text:span text:style-name="T6">size</text:span></text:span><text:span text:style-name="Source_20_Text"><text:span text:style-name="T5"> </text:span></text:span><text:span text:style-name="Source_20_Text"><text:span text:style-name="T6">DOUBLE, capital_city BOOLEAN</text:span></text:span><text:span text:style-name="Source_20_Text"><text:span text:style-name="T5"><text:line-break/></text:span></text:span><text:span text:style-name="Source_20_Text"><text:span text:style-name="T6">Bratislava,400.0,true</text:span></text:span><text:span text:style-name="Source_20_Text"><text:span text:style-name="T5"><text:line-break/></text:span></text:span><text:span text:style-name="Source_20_Text"><text:span text:style-name="T6">Ko</text:span></text:span><text:span text:style-name="Source_20_Text"><text:span text:style-name="T5">šice,</text:span></text:span><text:span text:style-name="Source_20_Text"><text:span text:style-name="T6">250.0,</text:span></text:span><text:span text:style-name="Source_20_Text"><text:span text:style-name="T5">false</text:span></text:span></text:p>
      <text:p text:style-name="Standard"><text:span text:style-name="Source_20_Text"><text:span text:style-name="T5">Praha,900.00,true<text:line-break/>edgedef&gt;node1 VARCHAR,node2 VARCHAR, km_length<text:line-break/>Bratislava,Košice,</text:span></text:span><text:span text:style-name="Source_20_Text"><text:span text:style-name="T6">400</text:span></text:span><text:span text:style-name="Source_20_Text"><text:span text:style-name="T5"><text:line-break/>Košice,Praha,</text:span></text:span><text:span text:style-name="Source_20_Text"><text:span text:style-name="T6">800</text:span></text:span></text:p>
      <text:p text:style-name="Standard"><text:span text:style-name="Source_20_Text"><text:span text:style-name="T5">Bratislava,Praha,</text:span></text:span><text:span text:style-name="Source_20_Text"><text:span text:style-name="T6">500</text:span></text:span><text:span text:style-name="Source_20_Text"><text:span text:style-name="T5"><text:line-break/>Praha,Bratislava,</text:span></text:span><text:span text:style-name="Source_20_Text"><text:span text:style-name="T6">500</text:span></text:span></text:p>
      <text:p text:style-name="P5"/>
      <text:p text:style-name="P7">Pajek NET format</text:p>
      <text:p text:style-name="P7"/>
      <text:p text:style-name="Standard"><text:span text:style-name="T3"><text:tab/>Jednoduchý formát, podobný formátu TGF. Obsahuje klúčový riadok </text:span><text:span text:style-name="Source_20_Text"><text:span text:style-name="T3">*Vertices</text:span></text:span><text:span text:style-name="T3"> , po ktorom následuje číslo vyjadrujúce počet vrcholov v grafe. Na ďalších riadkoch sú vyjadrené vrcholy, teda identifikačné číslo a názov. Po nich následuje kľúčové slovo </text:span><text:span text:style-name="Source_20_Text"><text:span text:style-name="T3">*arcs</text:span></text:span><text:span text:style-name="T3"> ak </text:span><text:span text:style-name="T1">s</text:span><text:span text:style-name="T3">ú hrany v grafe orientované, a </text:span><text:span text:style-name="Source_20_Text"><text:span text:style-name="T3">*Edges</text:span></text:span><text:span text:style-name="T3"> <text:s/>ak sú neorientované. Na ďalšich riadkoch sú vyjadrené hrany, teda </text:span><text:soft-page-break/><text:span text:style-name="T3">trojice čísel: číslo zdrojového vrchola, cieľového vrchola a hodnoty hrany, v našom príklade dĺžka v </text:span><text:span text:style-name="T3">kilometroch.</text:span></text:p>
      <text:p text:style-name="P6">Príklad:</text:p>
      <text:p text:style-name="P6">*Vertices</text:p>
      <text:p text:style-name="P3"><text:span text:style-name="T3">1 </text:span><text:span text:style-name="T1">Bratislava</text:span></text:p>
      <text:p text:style-name="P3"><text:span text:style-name="T3">2 </text:span><text:span text:style-name="T1">Ko</text:span><text:span text:style-name="T3">šice</text:span></text:p>
      <text:p text:style-name="P5">3 Žilina</text:p>
      <text:p text:style-name="P4">*<text:span text:style-name="T3">arcs</text:span></text:p>
      <text:p text:style-name="P4">1 3 <text:span text:style-name="T3">400</text:span></text:p>
      <text:p text:style-name="P4">2 1 <text:span text:style-name="T3">275</text:span></text:p>
      <text:p text:style-name="P5"/>
      <text:p text:style-name="P6"><text:tab/>S takto reprezentovaným grafom sa dá ďalej lahšie pracovať. Štandartné formáty sú tiež podporované rôznymi nástrojmi na prácu s grafmi. To sa môže celkom hodiť, najmä na náročné vypočty vlastností grafu, na ktoré treba poznať zložité a efektívne grafové algoritmy.</text:p>
      <text:p text:style-name="P6"><text:tab/>Jedným z takýchto nástrojov je <text:span text:style-name="T9">Pajek</text:span>. Je voľne dostupný pre nekomerčné účely. Dokáže analyzovať a vytvoriť vizualizáciu širokých grafov. </text:p>
      <text:p text:style-name="P6"/>
      <text:p text:style-name="P11">Návrh riešenia</text:p>
      <text:p text:style-name="P12"/>
      <text:p text:style-name="P13">Praktická časť práce bude implementovaná v jazyku Java. Tento jazyk umožnuje komunikáciu s protokolom HTTP, disponuje vhodnými dátovými štruktúrami na uchovávanie grafu a taktiež má jednoduché a bezpečné metódy na prácu so súbormi.</text:p>
      <text:p text:style-name="P13"><text:tab/>Program bude pozostávať z dvoch hlavných častí. Prvá časť bude mať na starosť komunikáciu s webovou stránkou, zozbieranie potrebných dát a ich zápis do textového súboru v jednoduchšom a prehľadnejšom formáte, napríklad CSV. <text:s/>Táto časť sa bude prispôsobovať konkrétnemu zdroju, keďže každý zdroj <text:s/>môže mať iný postup k získaniu dát. <text:s/>Najprv vytvorí spojenie so stránkou, odo<text:span text:style-name="T1">siela</text:span> žiadosti, ktorýmí sa dostane k HTML súbor<text:span text:style-name="T1">om</text:span> s dátami. V nich podľa kľúčových slov či znakov nájde výskyt potrebných dát. Identifikuje ich, a zapíše do svojho súboru. Takto pokračuje kým zozbiera <text:span text:style-name="T1">a </text:span>zapíše všetky dáta o dopravnej sieti zo stránky. </text:p>
      <text:p text:style-name="P13"><text:tab/>Druhá časť bude pracovať už len s lokálnym súborom vytvoreným v prvej časti. <text:s/>Postupne bude načítavať dáta a vytvárať z nich graf s viacerými ohodnoteniami hrán. Podľa nastavení od užívatela nakoniec vygeneruje tento graf v takom formáte, aký je potrebný. Výsledný graf teda môže byť orientovaný alebo neorientovaný. Taktiež vo výstupe budú použité vybrané ohodnotenia hrán. Či už to bude dĺžka cesty, čas trvania cesty, priemer, suma, minimum, maximum týchto hodnôt, alebo aj všetky za sebou. Samozrejme, ak to daný grafový formát dovoľuj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chard </meta:initial-creator>
    <meta:creation-date>2015-11-21T14:46:54.02</meta:creation-date>
    <dc:date>2015-11-25T11:45:06.57</dc:date>
    <dc:creator>Richard </dc:creator>
    <meta:editing-duration>PT16H32M42S</meta:editing-duration>
    <meta:editing-cycles>16</meta:editing-cycles>
    <meta:generator>OpenOffice/4.1.1$Win32 OpenOffice.org_project/411m6$Build-9775</meta:generator>
    <meta:document-statistic meta:table-count="0" meta:image-count="0" meta:object-count="0" meta:page-count="3" meta:paragraph-count="45" meta:word-count="1185" meta:character-count="8173"/>
  </office:meta>
</office:document-meta>
</file>